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phies</text:p>
      <text:p text:style-name="P2"/>
      <text:list xml:id="list1017885501822472781" text:style-name="L1">
        <text:list-item>
          <text:p text:style-name="P3">Green Habit - Bronze<text:line-break/><text:span text:style-name="T1">Eat 3 fruits in one day.<text:line-break/></text:span></text:p>
        </text:list-item>
        <text:list-item>
          <text:p text:style-name="P3">Breeeeeeath - Bronze<text:line-break/><text:span text:style-name="T1">Do the breathe exercise</text:span><text:line-break/></text:p>
        </text:list-item>
        <text:list-item>
          <text:p text:style-name="P3">Walker - Bronze<text:line-break/><text:span text:style-name="T1">Walk around the office two times in a day<text:line-break/></text:span></text:p>
        </text:list-item>
        <text:list-item>
          <text:p text:style-name="P3">The Pusher - Silver<text:line-break/><text:span text:style-name="T1">Do 3 Push-ups exercised in one day.<text:line-break/></text:span></text:p>
        </text:list-item>
        <text:list-item>
          <text:p text:style-name="P3">Higher! - Silver</text:p>
          <text:p text:style-name="P3"><text:span text:style-name="T1">Do Jumping Jacks 3 times in a day.<text:line-break/></text:span></text:p>
        </text:list-item>
        <text:list-item>
          <text:p text:style-name="P3">The music nerd – Silver<text:line-break/><text:span text:style-name="T1">Listen to musik 4 times in a day.<text:line-break/></text:span></text:p>
        </text:list-item>
        <text:list-item>
          <text:p text:style-name="P3">Look Around - Silver<text:line-break/><text:span text:style-name="T1">Walk around the office and/or talk to an employee 5 days in a row.<text:line-break/></text:span></text:p>
        </text:list-item>
        <text:list-item>
          <text:p text:style-name="P3">Training Feever - Silver<text:line-break/><text:span text:style-name="T1">Do Push-ups, Jumping jacks, and Sit-ups in one day.<text:line-break/></text:span></text:p>
        </text:list-item>
        <text:list-item>
          <text:p text:style-name="P3">COFFEEE! - Gold<text:line-break/><text:span text:style-name="T1">Drink coffee a total of 100 times.<text:line-break/></text:span></text:p>
        </text:list-item>
        <text:list-item>
          <text:p text:style-name="P3">Green Giant - Gold<text:line-break/><text:span text:style-name="T1">Eat a total of 100 fruits.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Edsinger</meta:initial-creator>
    <meta:creation-date>2016-02-14T18:06:02.56</meta:creation-date>
    <dc:date>2016-02-16T16:55:19.79</dc:date>
    <dc:creator>Daniel Edsinger</dc:creator>
    <meta:editing-duration>PT3H19M5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26" meta:character-count="604"/>
  </office:meta>
</office:document-meta>
</file>